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goe UI" svg:font-family="'Segoe U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5e85" officeooo:paragraph-rsid="001a5e85"/>
    </style:style>
    <style:style style:name="P2" style:family="paragraph" style:parent-style-name="Standard">
      <style:text-properties officeooo:rsid="001c71a0" officeooo:paragraph-rsid="001c71a0"/>
    </style:style>
    <style:style style:name="P3" style:family="paragraph" style:parent-style-name="Text_20_body">
      <style:text-properties style:font-name="Segoe UI" fo:font-size="11.5pt" fo:background-color="#ffffff"/>
    </style:style>
    <style:style style:name="P4" style:family="paragraph" style:parent-style-name="Text_20_body">
      <style:text-properties style:font-name="Segoe UI" fo:font-size="11.5pt" fo:language="en" fo:country="US" fo:background-color="#ffffff"/>
    </style:style>
    <style:style style:name="P5" style:family="paragraph" style:parent-style-name="Text_20_body">
      <style:paragraph-properties fo:orphans="2" fo:widows="2"/>
      <style:text-properties style:font-name="Segoe UI" fo:font-size="11.5pt" fo:language="en" fo:country="US" fo:background-color="#ffffff"/>
    </style:style>
    <style:style style:name="P6" style:family="paragraph" style:parent-style-name="Text_20_body">
      <style:paragraph-properties fo:orphans="2" fo:widows="2"/>
      <style:text-properties fo:background-color="#ffffff"/>
    </style:style>
    <style:style style:name="P7" style:family="paragraph" style:parent-style-name="Standard">
      <style:text-properties fo:font-weight="normal" officeooo:rsid="001f03d7" officeooo:paragraph-rsid="001c71a0" style:font-weight-asian="normal" style:font-weight-complex="normal"/>
    </style:style>
    <style:style style:name="P8" style:family="paragraph" style:parent-style-name="Standard" style:list-style-name="L1">
      <style:text-properties fo:font-weight="normal" officeooo:rsid="002107b9" officeooo:paragraph-rsid="002107b9" style:font-weight-asian="normal" style:font-weight-complex="normal"/>
    </style:style>
    <style:style style:name="P9" style:family="paragraph" style:parent-style-name="Standard" style:list-style-name="L1">
      <style:text-properties officeooo:rsid="001fe2b9" officeooo:paragraph-rsid="001fe2b9"/>
    </style:style>
    <style:style style:name="P10" style:family="paragraph" style:parent-style-name="Standard" style:list-style-name="L1">
      <style:text-properties officeooo:rsid="00230ea7" officeooo:paragraph-rsid="00230ea7"/>
    </style:style>
    <style:style style:name="P11" style:family="paragraph" style:parent-style-name="Standard" style:list-style-name="L1">
      <style:text-properties officeooo:rsid="00253aa5" officeooo:paragraph-rsid="00253aa5"/>
    </style:style>
    <style:style style:name="P12" style:family="paragraph" style:parent-style-name="Text_20_body" style:list-style-name="L2"/>
    <style:style style:name="P13" style:family="paragraph" style:parent-style-name="Text_20_body" style:list-style-name="L2">
      <style:text-properties fo:font-weight="normal" style:font-weight-asian="normal" style:font-weight-complex="normal"/>
    </style:style>
    <style:style style:name="P14" style:family="paragraph" style:parent-style-name="Text_20_body" style:list-style-name="L2">
      <style:text-properties fo:font-weight="normal" officeooo:rsid="00314e16" officeooo:paragraph-rsid="00314e16" style:font-weight-asian="normal" style:font-weight-complex="normal"/>
    </style:style>
    <style:style style:name="P15" style:family="paragraph" style:parent-style-name="Text_20_body" style:list-style-name="L2">
      <style:text-properties fo:font-weight="normal" officeooo:rsid="00333cfa" officeooo:paragraph-rsid="00333cfa" style:font-weight-asian="normal" style:font-weight-complex="normal"/>
    </style:style>
    <style:style style:name="P16" style:family="paragraph" style:parent-style-name="Text_20_body" style:list-style-name="L2">
      <style:text-properties fo:font-weight="normal" officeooo:rsid="0034826a" officeooo:paragraph-rsid="0034826a" style:font-weight-asian="normal" style:font-weight-complex="normal"/>
    </style:style>
    <style:style style:name="P17" style:family="paragraph" style:parent-style-name="Text_20_body" style:list-style-name="L2">
      <style:text-properties fo:font-weight="normal" officeooo:rsid="00366734" officeooo:paragraph-rsid="00366734" style:font-weight-asian="normal" style:font-weight-complex="normal"/>
    </style:style>
    <style:style style:name="P18" style:family="paragraph" style:parent-style-name="Text_20_body" style:list-style-name="L2">
      <style:text-properties fo:font-weight="normal" officeooo:rsid="0037349a" officeooo:paragraph-rsid="0037349a" style:font-weight-asian="normal" style:font-weight-complex="normal"/>
    </style:style>
    <style:style style:name="P19" style:family="paragraph" style:parent-style-name="Text_20_body" style:list-style-name="L2">
      <style:text-properties fo:font-weight="normal" officeooo:rsid="003874ba" officeooo:paragraph-rsid="003874ba" style:font-weight-asian="normal" style:font-weight-complex="normal"/>
    </style:style>
    <style:style style:name="P20" style:family="paragraph" style:parent-style-name="Text_20_body" style:list-style-name="L2">
      <style:text-properties fo:font-weight="normal" officeooo:rsid="0038d5ac" officeooo:paragraph-rsid="0038d5ac" style:font-weight-asian="normal" style:font-weight-complex="normal"/>
    </style:style>
    <style:style style:name="P21" style:family="paragraph" style:parent-style-name="Text_20_body" style:list-style-name="L2">
      <style:text-properties fo:font-weight="normal" officeooo:rsid="003cf186" officeooo:paragraph-rsid="003cf186" style:font-weight-asian="normal" style:font-weight-complex="normal"/>
    </style:style>
    <style:style style:name="P22" style:family="paragraph" style:parent-style-name="Text_20_body" style:list-style-name="L2">
      <style:text-properties fo:font-weight="normal" officeooo:rsid="003f00ed" officeooo:paragraph-rsid="003f00ed" style:font-weight-asian="normal" style:font-weight-complex="normal"/>
    </style:style>
    <style:style style:name="P23" style:family="paragraph" style:parent-style-name="Text_20_body" style:list-style-name="L2">
      <style:text-properties fo:font-weight="normal" officeooo:rsid="0040f4ae" officeooo:paragraph-rsid="0040f4ae" style:font-weight-asian="normal" style:font-weight-complex="normal"/>
    </style:style>
    <style:style style:name="P24" style:family="paragraph" style:parent-style-name="Text_20_body" style:list-style-name="L2">
      <style:text-properties fo:font-weight="normal" officeooo:rsid="00430438" officeooo:paragraph-rsid="00430438" style:font-weight-asian="normal" style:font-weight-complex="normal"/>
    </style:style>
    <style:style style:name="P25" style:family="paragraph" style:parent-style-name="Text_20_body" style:list-style-name="L2">
      <style:text-properties fo:font-weight="normal" officeooo:rsid="00469c50" officeooo:paragraph-rsid="00469c50" style:font-weight-asian="normal" style:font-weight-complex="normal"/>
    </style:style>
    <style:style style:name="P26" style:family="paragraph" style:parent-style-name="Text_20_body" style:list-style-name="L3">
      <style:text-properties fo:font-weight="normal" officeooo:rsid="0065d325" officeooo:paragraph-rsid="0065d325" style:font-weight-asian="normal" style:font-weight-complex="normal"/>
    </style:style>
    <style:style style:name="P27" style:family="paragraph" style:parent-style-name="Text_20_body" style:list-style-name="L3">
      <style:text-properties fo:font-weight="normal" officeooo:rsid="0067e0e2" officeooo:paragraph-rsid="0067e0e2" style:font-weight-asian="normal" style:font-weight-complex="normal"/>
    </style:style>
    <style:style style:name="P28" style:family="paragraph" style:parent-style-name="Text_20_body" style:list-style-name="L3">
      <style:text-properties fo:font-weight="normal" officeooo:rsid="006b5a9a" officeooo:paragraph-rsid="006b5a9a" style:font-weight-asian="normal" style:font-weight-complex="normal"/>
    </style:style>
    <style:style style:name="P29" style:family="paragraph" style:parent-style-name="Text_20_body" style:list-style-name="L3">
      <style:text-properties fo:font-weight="normal" officeooo:rsid="006d6e86" officeooo:paragraph-rsid="006d6e86" style:font-weight-asian="normal" style:font-weight-complex="normal"/>
    </style:style>
    <style:style style:name="P30" style:family="paragraph" style:parent-style-name="Text_20_body" style:list-style-name="L3">
      <style:text-properties fo:font-weight="normal" officeooo:rsid="0070044f" officeooo:paragraph-rsid="0070044f" style:font-weight-asian="normal" style:font-weight-complex="normal"/>
    </style:style>
    <style:style style:name="P31" style:family="paragraph" style:parent-style-name="Text_20_body" style:list-style-name="L3">
      <style:text-properties fo:font-weight="normal" officeooo:rsid="0072c3bf" officeooo:paragraph-rsid="0072c3bf" style:font-weight-asian="normal" style:font-weight-complex="normal"/>
    </style:style>
    <style:style style:name="P32" style:family="paragraph" style:parent-style-name="Text_20_body" style:list-style-name="L3">
      <style:text-properties fo:font-weight="normal" officeooo:rsid="00785b82" officeooo:paragraph-rsid="0078d480" style:font-weight-asian="normal" style:font-weight-complex="normal"/>
    </style:style>
    <style:style style:name="P33" style:family="paragraph" style:parent-style-name="Text_20_body" style:list-style-name="L3">
      <style:text-properties fo:font-weight="normal" officeooo:rsid="007d318d" officeooo:paragraph-rsid="007d318d" style:font-weight-asian="normal" style:font-weight-complex="normal"/>
    </style:style>
    <style:style style:name="P34" style:family="paragraph" style:parent-style-name="Text_20_body" style:list-style-name="L3">
      <style:text-properties fo:font-weight="normal" officeooo:rsid="007fd0f6" officeooo:paragraph-rsid="007fd0f6" style:font-weight-asian="normal" style:font-weight-complex="normal"/>
    </style:style>
    <style:style style:name="P35" style:family="paragraph" style:parent-style-name="Text_20_body" style:list-style-name="L3">
      <style:text-properties fo:font-weight="normal" officeooo:rsid="00814b83" officeooo:paragraph-rsid="00814b83" style:font-weight-asian="normal" style:font-weight-complex="normal"/>
    </style:style>
    <style:style style:name="P36" style:family="paragraph" style:parent-style-name="Text_20_body" style:list-style-name="L3">
      <style:text-properties fo:font-weight="normal" officeooo:rsid="00822c07" officeooo:paragraph-rsid="00822c07" style:font-weight-asian="normal" style:font-weight-complex="normal"/>
    </style:style>
    <style:style style:name="P37" style:family="paragraph" style:parent-style-name="Text_20_body" style:list-style-name="L3">
      <style:text-properties fo:font-weight="normal" officeooo:rsid="0082e489" officeooo:paragraph-rsid="0082e489" style:font-weight-asian="normal" style:font-weight-complex="normal"/>
    </style:style>
    <style:style style:name="P38" style:family="paragraph" style:parent-style-name="Text_20_body" style:list-style-name="L3">
      <style:text-properties fo:font-weight="normal" officeooo:rsid="0083d5e6" officeooo:paragraph-rsid="0083d5e6" style:font-weight-asian="normal" style:font-weight-complex="normal"/>
    </style:style>
    <style:style style:name="P39" style:family="paragraph" style:parent-style-name="Text_20_body" style:list-style-name="L3">
      <style:text-properties fo:font-weight="normal" officeooo:rsid="00875711" officeooo:paragraph-rsid="00875711" style:font-weight-asian="normal" style:font-weight-complex="normal"/>
    </style:style>
    <style:style style:name="P40" style:family="paragraph" style:parent-style-name="Text_20_body" style:list-style-name="L3">
      <style:text-properties fo:font-weight="normal" officeooo:rsid="0087e0c2" officeooo:paragraph-rsid="0087e0c2" style:font-weight-asian="normal" style:font-weight-complex="normal"/>
    </style:style>
    <style:style style:name="P41" style:family="paragraph" style:parent-style-name="Text_20_body" style:list-style-name="L3">
      <style:text-properties fo:font-weight="normal" officeooo:rsid="0088fb88" officeooo:paragraph-rsid="0088fb88" style:font-weight-asian="normal" style:font-weight-complex="normal"/>
    </style:style>
    <style:style style:name="P42" style:family="paragraph" style:parent-style-name="Text_20_body" style:list-style-name="L3">
      <style:text-properties fo:font-weight="normal" officeooo:rsid="0089edbb" officeooo:paragraph-rsid="0089edbb" style:font-weight-asian="normal" style:font-weight-complex="normal"/>
    </style:style>
    <style:style style:name="P43" style:family="paragraph" style:parent-style-name="Text_20_body" style:list-style-name="L3">
      <style:text-properties fo:font-weight="normal" officeooo:rsid="008be992" officeooo:paragraph-rsid="008be992" style:font-weight-asian="normal" style:font-weight-complex="normal"/>
    </style:style>
    <style:style style:name="P44" style:family="paragraph" style:parent-style-name="Text_20_body" style:list-style-name="L3">
      <style:text-properties fo:font-weight="normal" officeooo:rsid="008d5b81" officeooo:paragraph-rsid="008d5b81" style:font-weight-asian="normal" style:font-weight-complex="normal"/>
    </style:style>
    <style:style style:name="P45" style:family="paragraph" style:parent-style-name="Text_20_body" style:list-style-name="L3">
      <style:text-properties fo:font-weight="normal" officeooo:rsid="008e4009" officeooo:paragraph-rsid="008e4009" style:font-weight-asian="normal" style:font-weight-complex="normal"/>
    </style:style>
    <style:style style:name="P46" style:family="paragraph" style:parent-style-name="Text_20_body" style:list-style-name="L3">
      <style:text-properties fo:font-weight="normal" officeooo:rsid="009762fc" officeooo:paragraph-rsid="009762fc" style:font-weight-asian="normal" style:font-weight-complex="normal"/>
    </style:style>
    <style:style style:name="P47" style:family="paragraph" style:parent-style-name="Text_20_body" style:list-style-name="L3">
      <style:text-properties fo:font-weight="normal" officeooo:rsid="0097ff8a" officeooo:paragraph-rsid="0097ff8a" style:font-weight-asian="normal" style:font-weight-complex="normal"/>
    </style:style>
    <style:style style:name="P48" style:family="paragraph" style:parent-style-name="Text_20_body" style:list-style-name="L3">
      <style:text-properties fo:font-weight="normal" officeooo:rsid="009a3e91" officeooo:paragraph-rsid="009a3e91" style:font-weight-asian="normal" style:font-weight-complex="normal"/>
    </style:style>
    <style:style style:name="P49" style:family="paragraph" style:parent-style-name="Text_20_body" style:list-style-name="L3">
      <style:text-properties fo:font-weight="normal" officeooo:rsid="009d3fe1" officeooo:paragraph-rsid="009d3fe1" style:font-weight-asian="normal" style:font-weight-complex="normal"/>
    </style:style>
    <style:style style:name="P50" style:family="paragraph" style:parent-style-name="Text_20_body" style:list-style-name="L2">
      <style:text-properties fo:font-weight="bold" officeooo:rsid="00489191" officeooo:paragraph-rsid="00489191" style:font-weight-asian="bold" style:font-weight-complex="bold"/>
    </style:style>
    <style:style style:name="P51" style:family="paragraph" style:parent-style-name="Text_20_body" style:list-style-name="L3">
      <style:text-properties fo:font-weight="bold" officeooo:rsid="006f571c" officeooo:paragraph-rsid="006f571c" style:font-weight-asian="bold" style:font-weight-complex="bold"/>
    </style:style>
    <style:style style:name="P52" style:family="paragraph" style:parent-style-name="Text_20_body">
      <style:text-properties officeooo:rsid="00534862" officeooo:paragraph-rsid="00534862"/>
    </style:style>
    <style:style style:name="P53" style:family="paragraph" style:parent-style-name="Text_20_body" style:list-style-name="L3">
      <style:text-properties officeooo:rsid="00554632" officeooo:paragraph-rsid="00554632"/>
    </style:style>
    <style:style style:name="P54" style:family="paragraph" style:parent-style-name="Text_20_body" style:list-style-name="L3">
      <style:text-properties officeooo:rsid="0055d3a3" officeooo:paragraph-rsid="005980d4"/>
    </style:style>
    <style:style style:name="P55" style:family="paragraph" style:parent-style-name="Text_20_body" style:list-style-name="L4">
      <style:text-properties officeooo:rsid="0056495a" officeooo:paragraph-rsid="0056495a"/>
    </style:style>
    <style:style style:name="P56" style:family="paragraph" style:parent-style-name="Text_20_body" style:list-style-name="L3">
      <style:text-properties officeooo:rsid="005980d4" officeooo:paragraph-rsid="005980d4"/>
    </style:style>
    <style:style style:name="P57" style:family="paragraph" style:parent-style-name="Text_20_body" style:list-style-name="L3">
      <style:text-properties officeooo:rsid="005b05c7" officeooo:paragraph-rsid="005b05c7"/>
    </style:style>
    <style:style style:name="P58" style:family="paragraph" style:parent-style-name="Text_20_body">
      <style:text-properties officeooo:rsid="005b05c7" officeooo:paragraph-rsid="005b05c7"/>
    </style:style>
    <style:style style:name="P59" style:family="paragraph" style:parent-style-name="Text_20_body" style:list-style-name="L3">
      <style:text-properties officeooo:rsid="006018ad" officeooo:paragraph-rsid="006018ad"/>
    </style:style>
    <style:style style:name="P60" style:family="paragraph" style:parent-style-name="Text_20_body" style:list-style-name="L3">
      <style:text-properties officeooo:rsid="006360f0" officeooo:paragraph-rsid="006360f0"/>
    </style:style>
    <style:style style:name="P61" style:family="paragraph" style:parent-style-name="Text_20_body" style:list-style-name="L3">
      <style:text-properties officeooo:rsid="006387a0" officeooo:paragraph-rsid="006387a0"/>
    </style:style>
    <style:style style:name="P62" style:family="paragraph" style:parent-style-name="Text_20_body" style:list-style-name="L3">
      <style:text-properties officeooo:rsid="00645585" officeooo:paragraph-rsid="00645585"/>
    </style:style>
    <style:style style:name="P63" style:family="paragraph" style:parent-style-name="Text_20_body" style:list-style-name="L3">
      <style:text-properties officeooo:rsid="0065c4d9" officeooo:paragraph-rsid="0065c4d9"/>
    </style:style>
    <style:style style:name="P64" style:family="paragraph" style:parent-style-name="Text_20_body" style:list-style-name="L4">
      <style:text-properties officeooo:rsid="006cb390" officeooo:paragraph-rsid="006cb390"/>
    </style:style>
    <style:style style:name="P65" style:family="paragraph" style:parent-style-name="Heading_20_1">
      <style:paragraph-properties fo:break-before="page"/>
    </style:style>
    <style:style style:name="T1" style:family="text">
      <style:text-properties style:text-underline-style="solid" style:text-underline-width="auto" style:text-underline-color="font-color"/>
    </style:style>
    <style:style style:name="T2" style:family="text">
      <style:text-properties style:font-name="Segoe UI" fo:font-size="11.5pt" fo:language="en" fo:country="US"/>
    </style:style>
    <style:style style:name="T3" style:family="text">
      <style:text-properties style:font-name="Segoe UI" fo:font-size="11.5pt" fo:language="en" fo:country="US" style:text-underline-style="solid" style:text-underline-width="auto" style:text-underline-color="font-color"/>
    </style:style>
    <style:style style:name="T4" style:family="text">
      <style:text-properties officeooo:rsid="001abcd0"/>
    </style:style>
    <style:style style:name="T5" style:family="text">
      <style:text-properties fo:font-weight="bold" style:font-weight-asian="bold" style:font-weight-complex="bold"/>
    </style:style>
    <style:style style:name="T6" style:family="text">
      <style:text-properties fo:font-weight="bold" officeooo:rsid="002f9ee1" style:font-weight-asian="bold" style:font-weight-complex="bold"/>
    </style:style>
    <style:style style:name="T7" style:family="text">
      <style:text-properties fo:font-weight="bold" officeooo:rsid="0042c162" style:font-weight-asian="bold" style:font-weight-complex="bold"/>
    </style:style>
    <style:style style:name="T8" style:family="text">
      <style:text-properties fo:font-weight="bold" officeooo:rsid="00536c8b" style:font-weight-asian="bold" style:font-weight-complex="bold"/>
    </style:style>
    <style:style style:name="T9" style:family="text">
      <style:text-properties fo:font-weight="bold" officeooo:rsid="00576ef2" style:font-weight-asian="bold" style:font-weight-complex="bold"/>
    </style:style>
    <style:style style:name="T10" style:family="text">
      <style:text-properties fo:font-weight="bold" officeooo:rsid="005bfa5b" style:font-weight-asian="bold" style:font-weight-complex="bold"/>
    </style:style>
    <style:style style:name="T11" style:family="text">
      <style:text-properties fo:font-weight="bold" officeooo:rsid="0073cbfd" style:font-weight-asian="bold" style:font-weight-complex="bold"/>
    </style:style>
    <style:style style:name="T12" style:family="text">
      <style:text-properties fo:font-weight="bold" officeooo:rsid="0075abeb"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d1aa3" style:font-weight-asian="normal" style:font-weight-complex="normal"/>
    </style:style>
    <style:style style:name="T15" style:family="text">
      <style:text-properties fo:font-weight="normal" officeooo:rsid="001f03d7" style:font-weight-asian="normal" style:font-weight-complex="normal"/>
    </style:style>
    <style:style style:name="T16" style:family="text">
      <style:text-properties fo:font-weight="normal" officeooo:rsid="0023973f" style:font-weight-asian="normal" style:font-weight-complex="normal"/>
    </style:style>
    <style:style style:name="T17" style:family="text">
      <style:text-properties fo:font-weight="normal" officeooo:rsid="002689ed" style:font-weight-asian="normal" style:font-weight-complex="normal"/>
    </style:style>
    <style:style style:name="T18" style:family="text">
      <style:text-properties fo:font-weight="normal" officeooo:rsid="002dbed4" style:font-weight-asian="normal" style:font-weight-complex="normal"/>
    </style:style>
    <style:style style:name="T19" style:family="text">
      <style:text-properties fo:font-weight="normal" officeooo:rsid="002f9ee1" style:font-weight-asian="normal" style:font-weight-complex="normal"/>
    </style:style>
    <style:style style:name="T20" style:family="text">
      <style:text-properties fo:font-weight="normal" officeooo:rsid="00539f74" style:font-weight-asian="normal" style:font-weight-complex="normal"/>
    </style:style>
    <style:style style:name="T21" style:family="text">
      <style:text-properties fo:font-weight="normal" officeooo:rsid="005ae6f5" style:font-weight-asian="normal" style:font-weight-complex="normal"/>
    </style:style>
    <style:style style:name="T22" style:family="text">
      <style:text-properties fo:font-weight="normal" officeooo:rsid="005c8837" style:font-weight-asian="normal" style:font-weight-complex="normal"/>
    </style:style>
    <style:style style:name="T23" style:family="text">
      <style:text-properties officeooo:rsid="00379b2d"/>
    </style:style>
    <style:style style:name="T24" style:family="text">
      <style:text-properties officeooo:rsid="003a0e21"/>
    </style:style>
    <style:style style:name="T25" style:family="text">
      <style:text-properties officeooo:rsid="003e339f"/>
    </style:style>
    <style:style style:name="T26" style:family="text">
      <style:text-properties officeooo:rsid="0042c162"/>
    </style:style>
    <style:style style:name="T27" style:family="text">
      <style:text-properties officeooo:rsid="004492fc"/>
    </style:style>
    <style:style style:name="T28" style:family="text">
      <style:text-properties officeooo:rsid="00498eac"/>
    </style:style>
    <style:style style:name="T29" style:family="text">
      <style:text-properties officeooo:rsid="004cf726"/>
    </style:style>
    <style:style style:name="T30" style:family="text">
      <style:text-properties officeooo:rsid="004e247c"/>
    </style:style>
    <style:style style:name="T31" style:family="text">
      <style:text-properties officeooo:rsid="00536c8b"/>
    </style:style>
    <style:style style:name="T32" style:family="text">
      <style:text-properties officeooo:rsid="006d6e86"/>
    </style:style>
    <style:style style:name="T33" style:family="text">
      <style:text-properties officeooo:rsid="0070773a"/>
    </style:style>
    <style:style style:name="T34" style:family="text">
      <style:text-properties officeooo:rsid="0075abeb"/>
    </style:style>
    <style:style style:name="T35" style:family="text">
      <style:text-properties officeooo:rsid="0078d480"/>
    </style:style>
    <style:style style:name="T36" style:family="text">
      <style:text-properties officeooo:rsid="007b8f15"/>
    </style:style>
    <style:style style:name="T37" style:family="text">
      <style:text-properties officeooo:rsid="007df84f"/>
    </style:style>
    <style:style style:name="T38" style:family="text">
      <style:text-properties officeooo:rsid="0083e22c"/>
    </style:style>
    <style:style style:name="T39" style:family="text">
      <style:text-properties officeooo:rsid="008de60f"/>
    </style:style>
    <style:style style:name="T40" style:family="text">
      <style:text-properties officeooo:rsid="008e73fc"/>
    </style:style>
    <style:style style:name="T41" style:family="text">
      <style:text-properties officeooo:rsid="0091548e"/>
    </style:style>
    <style:style style:name="T42" style:family="text">
      <style:text-properties officeooo:rsid="0092ad79"/>
    </style:style>
    <style:style style:name="T43" style:family="text">
      <style:text-properties officeooo:rsid="0095362e"/>
    </style:style>
    <style:style style:name="T44" style:family="text">
      <style:text-properties officeooo:rsid="0095fd46"/>
    </style:style>
    <style:style style:name="T45" style:family="text">
      <style:text-properties officeooo:rsid="0099385b"/>
    </style:style>
    <style:style style:name="T46" style:family="text">
      <style:text-properties officeooo:rsid="009c1e9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ar Students,</text:p>
      <text:p text:style-name="P4">Exam contents: <text:span text:style-name="T1">Part3: Spring Web MVC</text:span> (except maven, junit and security) and <text:span text:style-name="T1">Part5:Spring&amp;webservices</text:span>. The basic parts 'Servlet/JSP' and 'Spring basis' are used in “Spring Web MVC”: expression language, JSTL, autowired, etc. The basic parts are not separately interrogated.</text:p>
      <text:p text:style-name="P6"><text:span text:style-name="T3">Deel4: Spring&amp;JPA</text:span> <text:span text:style-name="T2">is not for exam. The parts JPA, Maven, JUnit and Security are used in “projecten 2TI”.</text:span></text:p>
      <text:p text:style-name="P5">The exam is open book. Slides are digital available. You get the classes ‘SpringMvcInitializer’ and ‘WebConfig with method viewResolver (the other you need to complete yourself)’.</text:p>
      <text:p text:style-name="P5">You can bring with you the examples and exercises on paper  (bundled up – no separated papers).</text:p>
      <text:p text:style-name="P5">For the exam, you have to make a Spring web application (no Maven).  You use  java configuration. You have to eliminate the xml and add the two configuration classes. You write  yourself the jsp screens, the controller class, the command class, etc. The webservices part can be examined on (digital) paper.</text:p>
      <text:p text:style-name="P5">The exam is open book, so I except a working application.</text:p>
      <text:p text:style-name="P4">Success,</text:p>
      <text:h text:style-name="Heading_20_1" text:outline-level="1">HTML</text:h>
      <text:list xml:id="list7443629314209821636" text:style-name="L4">
        <text:list-item>
          <text:p text:style-name="P55">&lt;meta http-equiv=”refresh” content=”1”/&gt; //refresh webpage every second</text:p>
        </text:list-item>
        <text:list-item>
          <text:p text:style-name="P55">&lt;link rel=”stylesheet” href=”css/style.css”/&gt;</text:p>
        </text:list-item>
        <text:list-item>
          <text:p text:style-name="P64">comments: <text:span text:style-name="T5">&lt;!-- … --&gt;</text:span></text:p>
        </text:list-item>
      </text:list>
      <text:h text:style-name="P65" text:outline-level="1">basics</text:h>
      <text:p text:style-name="P1">Client and server model, client sends request to server who responds with HTML<text:line-break/>HTML: content<text:line-break/>HTTP: Hypertext transport protocol, <text:span text:style-name="T4">request and response<text:line-break/>HTTP response stream: status code (succesfull?), content type (picture, HTML, …), content</text:span></text:p>
      <text:p text:style-name="P1"/>
      <text:p text:style-name="P2">HTTP request: HTTP method name eg website.be/<text:span text:style-name="T5">cursist/index<text:line-break/></text:span><text:span text:style-name="T14">HTTP protocols: GET </text:span><text:span text:style-name="T15">(get resource and send it back)</text:span><text:span text:style-name="T14"> and POST </text:span><text:span text:style-name="T15">(request something and at same time send form data to server)</text:span></text:p>
      <text:p text:style-name="P7"/>
      <text:list xml:id="list2200347643208807006" text:style-name="L1">
        <text:list-item>
          <text:p text:style-name="P9"><text:span text:style-name="T15">C</text:span><text:span text:style-name="T13">ontainer</text:span></text:p>
          <text:list>
            <text:list-item>
              <text:p text:style-name="P9"><text:span text:style-name="T13">Servlets don’t have main() method, servlets are under control of </text:span><text:span text:style-name="T5">Container</text:span></text:p>
              <text:list>
                <text:list-item>
                  <text:p text:style-name="P8">examples container: Tomcat, Glassfish, …</text:p>
                </text:list-item>
              </text:list>
            </text:list-item>
            <text:list-item>
              <text:p text:style-name="P10"><text:span text:style-name="T13">container receives the HTTP request/response and provides it to the servlet, </text:span><text:span text:style-name="T16">calls the servlet’s methods (eg doPost and doGet)</text:span></text:p>
            </text:list-item>
          </text:list>
        </text:list-item>
        <text:list-item>
          <text:p text:style-name="P11"><text:span text:style-name="T16">h</text:span><text:span text:style-name="T13">ow container handles request</text:span></text:p>
          <text:list>
            <text:list-item>
              <text:p text:style-name="P11"><text:span text:style-name="T13">user clicks URL to servlet, container sees which servlet the request is for, creates HttpServletResponse and HttpServletRequest, finds correct servlet based on URL, creates thread and passes request and response objects to that servlet thread.<text:line-break/></text:span><text:span text:style-name="T17">Calls the servlet’s service() method (either the doGet() or doPost() method) which generates the dynamic page, after that the container converts the response object into an HTTP response and sends it to the client, then deletes request&amp;response objects</text:span></text:p>
            </text:list-item>
          </text:list>
        </text:list-item>
      </text:list>
      <text:h text:style-name="Heading_20_2" text:outline-level="2">servlets</text:h>
      <text:p text:style-name="Text_20_body">Jsp : java server page</text:p>
      <text:list xml:id="list5301197752993570692" text:style-name="L2">
        <text:list-item>
          <text:p text:style-name="P12">client requests action be performed, server performs it : response-request system (each request In different thread)</text:p>
        </text:list-item>
        <text:list-item>
          <text:p text:style-name="P12">servlet = <text:span text:style-name="T5">java programming language class</text:span><text:span text:style-name="T13"> to extend capabilities of servers via request-response programming model, defines HTTP-specific servlet classes</text:span></text:p>
        </text:list-item>
        <text:list-item>
          <text:p text:style-name="P13">instance servlet non-existant? Load class, create instance, call init method<text:line-break/>need to remove servlet? it’s destroy method is called</text:p>
        </text:list-item>
        <text:list-item>
          <text:p text:style-name="P13">invokes service method, passing request and response object</text:p>
        </text:list-item>
        <text:list-item>
          <text:p text:style-name="P12"><text:span text:style-name="T5">HttpServlet</text:span><text:span text:style-name="T13"> Class: web-based servlets typically extend this class, <text:line-break/>ge</text:span><text:span text:style-name="T18">t(retrieve content of URL usually HTML)</text:span><text:span text:style-name="T13"> &amp; post requests, </text:span><text:span text:style-name="T19">URL defined by:</text:span><text:span text:style-name="T13"><text:line-break/></text:span><text:span text:style-name="T6">@WebServlet(name = “servletName”, urlPatterns={“/welcome1”}</text:span></text:p>
          <text:list>
            <text:list-item>
              <text:p text:style-name="P14">override doGet &amp; doPost method, <text:span text:style-name="T23">response.setContentType(“text/html”);<text:line-break/>try(Printwriter out = response.getWriter()){ out.println(“...”); } //try with resources</text:span><text:line-break/>can then do out.println(“&lt;html&gt;”)… to create page</text:p>
            </text:list-item>
            <text:list-item>
              <text:p text:style-name="P15">&lt;form action=”welcome1” method=”get”&gt;…</text:p>
            </text:list-item>
            <text:list-item>
              <text:p text:style-name="P16">servlets can have 3 names: client-known URL name, deployer-known secret internal name &amp; programmer-known actual file name</text:p>
            </text:list-item>
            <text:list-item>
              <text:p text:style-name="P17"><text:soft-page-break/>initial URL: properties project &gt; Run &gt; relative URL</text:p>
            </text:list-item>
            <text:list-item>
              <text:p text:style-name="P18">parameters inside doPost: request.getParameter(“naam”), </text:p>
            </text:list-item>
            <text:list-item>
              <text:p text:style-name="P19">GET requests can be bookmarked, POST requests cannot: GET is for getting, POST is for sending data to process</text:p>
            </text:list-item>
            <text:list-item>
              <text:p text:style-name="P20">example link: &lt;a href=”redirect?page=oracle”&gt;...&lt;/a&gt;<text:line-break/>have servlet with urlPattern ‘/redirect’, that processes the parameter page<text:line-break/><text:span text:style-name="T24">if(request.getParameter(“page”) == “oracle”){<text:line-break/> reponse.sendRedirect(“</text:span><text:a xlink:type="simple" xlink:href="http://oracle.com/" text:style-name="Internet_20_link" text:visited-style-name="Visited_20_Internet_20_Link"><text:span text:style-name="T24">http://oracle.com</text:span></text:a><text:span text:style-name="T24">”);<text:line-break/>}else{ response.sendRedirect(“welcome1”); }</text:span></text:p>
            </text:list-item>
          </text:list>
        </text:list-item>
        <text:list-item>
          <text:p text:style-name="P21">redirect vs request dispatch: <text:span text:style-name="T25">asking client to call someone else vs asking a co-worker to take over without client knowing (URL doens’t change)</text:span></text:p>
          <text:list>
            <text:list-item>
              <text:p text:style-name="P22">dispatch: RequestDispatches view = request.getRequestDispatcher(“result.jsp”);<text:line-break/>view.forward(request,response);</text:p>
            </text:list-item>
          </text:list>
        </text:list-item>
        <text:list-item>
          <text:p text:style-name="P23">session tracking <text:span text:style-name="T26">using </text:span><text:span text:style-name="T7">javax.servlet.http.HttpSession</text:span></text:p>
          <text:list>
            <text:list-item>
              <text:p text:style-name="P24">can set timeout, can invalidate it inside get/post<text:line-break/><text:span text:style-name="T27">session.setMaxInactiveInterval</text:span></text:p>
            </text:list-item>
            <text:list-item>
              <text:p text:style-name="P25">can setAttribute &amp; removeAttribute, <text:span text:style-name="T29">getCreationTime, getLastAccessedTime, getMaxInactiveInterval, getAttributeNames (enumeration of attribute names)</text:span></text:p>
            </text:list-item>
            <text:list-item>
              <text:p text:style-name="P50">HttpSession session = request.getSession(true); //<text:span text:style-name="T30">param = create session if not exist?</text:span><text:span text:style-name="T13"><text:line-break/></text:span>session.setAttribute(“English”, object);<text:line-break/><text:span text:style-name="T28">session.getId(); //get unique session id<text:line-break/>session.isNew(); //is session new?</text:span></text:p>
            </text:list-item>
          </text:list>
        </text:list-item>
      </text:list>
      <text:h text:style-name="Heading_20_2" text:outline-level="2">JSP</text:h>
      <text:p text:style-name="P52">Form → servlet (business logic, store beans in request session/application scope with <text:span text:style-name="T5">request.setAttribute(“a”,object);</text:span> ) → invoke appropriate JSP page <text:span text:style-name="T31">(extract data from beans </text:span><text:s/>→ <text:span text:style-name="T8">${object.naam}</text:span><text:span text:style-name="T20">) →</text:span> return result</text:p>
      <text:list xml:id="list8968229696757304886" text:style-name="L3">
        <text:list-item>
          <text:p text:style-name="P53">extension servlet technology, JSP becomes servlet, container translates JSP into servlet class</text:p>
        </text:list-item>
        <text:list-item>
          <text:p text:style-name="P54">put java inside HTML pages, </text:p>
          <text:list>
            <text:list-item>
              <text:p text:style-name="P54"><text:span text:style-name="T9">&lt;% out.print(new java.util.Date()); %&gt; //</text:span><text:span text:style-name="T21">put inside page</text:span></text:p>
            </text:list-item>
            <text:list-item>
              <text:p text:style-name="P59"><text:span text:style-name="T21">&lt;% </text:span><text:span text:style-name="T13">String name = (String) request.getAttribute(“firstName”); %&gt;<text:line-break/>&lt;h1&gt;&lt;%= name %&gt;&lt;/h1&gt;</text:span></text:p>
            </text:list-item>
            <text:list-item>
              <text:p text:style-name="P56"><text:span text:style-name="T9">&lt;%</text:span><text:span text:style-name="T5">= new java.util.Date() %&gt; //</text:span><text:span text:style-name="T21">same except without out.print</text:span></text:p>
            </text:list-item>
            <text:list-item>
              <text:p text:style-name="P57"><text:span text:style-name="T5">&lt;%@ page import = “java.util.Date, </text:span><text:span text:style-name="T10">domein.Rotator</text:span><text:span text:style-name="T5">” %&gt;</text:span><text:span text:style-name="T13"> //import </text:span><text:span text:style-name="T22">multiple</text:span></text:p>
            </text:list-item>
          </text:list>
        </text:list-item>
      </text:list>
      <text:p text:style-name="P58"><text:span text:style-name="T22"/></text:p>
      <text:list xml:id="list135648792448356" text:continue-numbering="true" text:style-name="L3">
        <text:list-item>
          <text:p text:style-name="P60"><text:soft-page-break/><text:span text:style-name="T22">s</text:span><text:span text:style-name="T13">cope</text:span></text:p>
          <text:list>
            <text:list-item>
              <text:p text:style-name="P60"><text:span text:style-name="T13">Page: within single JSP page for lifetime of current request</text:span></text:p>
              <text:list>
                <text:list-item>
                  <text:p text:style-name="P61"><text:span text:style-name="T13">JSP: </text:span><text:span text:style-name="T5">pageContext</text:span><text:span text:style-name="T13">.setAttribute(“vb”, object);</text:span></text:p>
                </text:list-item>
              </text:list>
            </text:list-item>
            <text:list-item>
              <text:p text:style-name="P60"><text:span text:style-name="T13">Request: JSP page &amp; any page/servlet included in this page/forwarded to by this page</text:span></text:p>
              <text:list>
                <text:list-item>
                  <text:p text:style-name="P62"><text:span text:style-name="T13">jsp &amp; servlet: </text:span><text:span text:style-name="T5">request</text:span><text:span text:style-name="T13">.setAttribute(“vb”, object);</text:span></text:p>
                </text:list-item>
              </text:list>
            </text:list-item>
            <text:list-item>
              <text:p text:style-name="P60"><text:span text:style-name="T13">Session: all JSP pages &amp; servlets that participate in certain user session</text:span></text:p>
              <text:list>
                <text:list-item>
                  <text:p text:style-name="P63"><text:span text:style-name="T13">jsp: </text:span><text:span text:style-name="T5">session.setAttribute(“vb”, object);<text:line-break/></text:span><text:span text:style-name="T13">servlet: </text:span><text:span text:style-name="T5">request.getSession().setAttribute(“vb”, object);</text:span></text:p>
                </text:list-item>
              </text:list>
            </text:list-item>
            <text:list-item>
              <text:p text:style-name="P60"><text:span text:style-name="T13">Application: all JSP pages &amp; servlets part of webapp</text:span></text:p>
              <text:list>
                <text:list-item>
                  <text:p text:style-name="P26">jsp: <text:span text:style-name="T5">application.setAttribute(“vb”, object);<text:line-break/></text:span>servlet: <text:span text:style-name="T5">getServletContext().setAttribute(“vb”, object);</text:span></text:p>
                </text:list-item>
              </text:list>
            </text:list-item>
            <text:list-item>
              <text:p text:style-name="P27">in jsp: pageContext: <text:s/>REQUEST_SCOPE, SESSION_SCOPE, APPLICATION_SCOPE<text:line-break/>&lt;% <text:span text:style-name="T5">pageContext</text:span>.setAttribute(“vb”, obj, PageContext.REQUEST_SCOPE); %&gt;</text:p>
            </text:list-item>
          </text:list>
        </text:list-item>
        <text:list-item>
          <text:p text:style-name="P28">jsp scripting comp<text:span text:style-name="T32">o</text:span>nents</text:p>
          <text:list>
            <text:list-item>
              <text:p text:style-name="P28">scriptlets : <text:span text:style-name="T5">&lt;% … %&gt; <text:tab/></text:span>comments: <text:span text:style-name="T5">&lt;%-- … %&gt;<text:tab/></text:span>expressions: <text:span text:style-name="T5">&lt;%= … %&gt;<text:line-break/></text:span>declaration: <text:span text:style-name="T5">&lt;%! … %&gt;</text:span><text:tab/>directive: <text:span text:style-name="T5">&lt;%@ … %&gt;</text:span></text:p>
            </text:list-item>
            <text:list-item>
              <text:p text:style-name="P29">uses java → difficult to maintain → use java-free techniques: <text:line-break/><text:span text:style-name="T5">Expression Language &amp; JST</text:span></text:p>
            </text:list-item>
          </text:list>
        </text:list-item>
        <text:list-item>
          <text:p text:style-name="P51">Expression Language (EL)</text:p>
          <text:list>
            <text:list-item>
              <text:p text:style-name="P30">in jsp, resembles HTML by moving processing code into <text:span text:style-name="T5">JavaBeans</text:span>: <text:span text:style-name="T33">separation</text:span></text:p>
            </text:list-item>
            <text:list-item>
              <text:p text:style-name="P31">bean: public <text:span text:style-name="T5">class Circle{ private int radius;</text:span> <text:span text:style-name="T5">public Circle(){}<text:line-break/>public int getRadius(){return radius;}<text:line-break/>public void setRadius(int radius){this.radius = radius;} </text:span><text:span text:style-name="T11">}<text:line-break/></text:span><text:span text:style-name="T34">inside doPost: </text:span><text:span text:style-name="T12">request.setAttribute(“circle”, new Circle());</text:span><text:span text:style-name="T34"><text:line-break/>inside jsp: </text:span><text:span text:style-name="T12">${circle.radius}</text:span></text:p>
            </text:list-item>
            <text:list-item>
              <text:p text:style-name="P32">examples: ${person.dog.name} → person.getDog().getName(); <text:span text:style-name="T36">equivalent to:</text:span><text:line-break/><text:span text:style-name="T35">&lt;%= ((domain.Person)request.getAttribute(“person”)).getDog().getName() %&gt;</text:span></text:p>
            </text:list-item>
            <text:list-item>
              <text:p text:style-name="P33">${a.b} : a = map/<text:span text:style-name="T37">list/array/bean</text:span> <text:span text:style-name="T37">and</text:span> b = key/<text:span text:style-name="T37">index/index/bean property</text:span></text:p>
            </text:list-item>
            <text:list-item>
              <text:p text:style-name="P33">${a[“key”]} equivalent to ${a.key}</text:p>
              <text:list>
                <text:list-item>
                  <text:p text:style-name="P34">${colorList[0]} or ${colorList[“0”]} where colorList = java.util.List</text:p>
                </text:list-item>
                <text:list-item>
                  <text:p text:style-name="P35">request.setAttribute(“map1”, eenMap); request.setAttribute(“key”, “sleutel”);<text:line-break/>→ ${map1[key]}</text:p>
                </text:list-item>
              </text:list>
            </text:list-item>
            <text:list-item>
              <text:p text:style-name="P36">parameter values from post: ${param.name} = ${paramValues.name[0]} </text:p>
            </text:list-item>
          </text:list>
        </text:list-item>
        <text:list-item>
          <text:p text:style-name="P37"><text:soft-page-break/>&lt;<text:span text:style-name="T5">jsp:include&gt;</text:span> standard action: <text:span text:style-name="T38">include other pages (of same web app)</text:span></text:p>
          <text:list>
            <text:list-item>
              <text:p text:style-name="P38">&lt;jsp:include page=”header.jsp”/&gt; content &lt;jsp:include page=”footer.jsp”/&gt;</text:p>
            </text:list-item>
            <text:list-item>
              <text:p text:style-name="P39">customizing with &lt;jsp:param&gt;</text:p>
              <text:list>
                <text:list-item>
                  <text:p text:style-name="P39">&lt;jsp:include page=”...”&gt;<text:line-break/><text:tab/>&lt;jsp:param name=”title” value=”this is the header”/&gt;<text:line-break/>&lt;/jsp:include&gt;</text:p>
                </text:list-item>
              </text:list>
            </text:list-item>
          </text:list>
        </text:list-item>
        <text:list-item>
          <text:p text:style-name="P40">&lt;<text:span text:style-name="T5">jsp:forward&gt;</text:span> : forwarding from one jsp to another</text:p>
          <text:list>
            <text:list-item>
              <text:p text:style-name="P41">&lt;% if(...){ %&gt;<text:line-break/> <text:tab/>&lt;jsp:forward page=”handleIt.jsp”/&gt;<text:line-break/>&lt;% } %&gt;</text:p>
            </text:list-item>
          </text:list>
        </text:list-item>
        <text:list-item>
          <text:p text:style-name="P42">JSTL: more functionality, <text:span text:style-name="T39">embed logic within JSP page without using java</text:span></text:p>
          <text:list>
            <text:list-item>
              <text:p text:style-name="P45">project properties &gt; libraries &gt; add library &gt; JSTL 1.2.1</text:p>
            </text:list-item>
            <text:list-item>
              <text:p text:style-name="P42">&lt;%@ taglib prefix="c" uri="<text:a xlink:type="simple" xlink:href="http://java.sun.com/jsp/jstl/core" text:style-name="Internet_20_link" text:visited-style-name="Visited_20_Internet_20_Link">http://java.sun.com/jsp/jstl/core</text:a>"%&gt;</text:p>
              <text:list>
                <text:list-item>
                  <text:p text:style-name="P43">&lt;c:forEach <text:span text:style-name="T40">var=”color” items=”${colorArray}” vaarStatus=”loopCounter”</text:span>&gt; <text:line-break/><text:tab/><text:span text:style-name="T41">${loopCounter.count} ${color}</text:span> <text:line-break/>&lt;/c:forEach&gt;</text:p>
                </text:list-item>
                <text:list-item>
                  <text:p text:style-name="P42">&lt;c:if test=”${empty param.userName}”&gt;<text:line-break/> <text:tab/>&lt;jsp:forward page=”HandleIt.jsp”/&gt;<text:line-break/>&lt;/c:if&gt;</text:p>
                </text:list-item>
                <text:list-item>
                  <text:p text:style-name="P44">&lt;c:choose&gt;<text:line-break/> <text:tab/><text:span text:style-name="T42">&lt;c:when test=”${userType == ‘student’}”&gt; … &lt;/c:when&gt;<text:line-break/> <text:tab/>&lt;c:when test=”${...}”&gt; … &lt;/c:when&gt;<text:line-break/><text:tab/>&lt;c:otherwise&gt; … &lt;/c:otherwise&gt;<text:line-break/>&lt;/c:choose&gt;</text:span></text:p>
                </text:list-item>
                <text:list-item>
                  <text:p text:style-name="P44"><text:span text:style-name="T43">import content from outside the container (other websites, ...)</text:span><text:line-break/>&lt;c:import <text:span text:style-name="T44">url=”web.com/horse.html”/</text:span>&gt;</text:p>
                </text:list-item>
                <text:list-item>
                  <text:p text:style-name="P46">&lt;c:set&gt;, &lt;c:out&gt;, &lt;c:remove&gt;, &lt;c:catch&gt;, &lt;c:url&gt; , &lt;c:redirect&gt;, &lt;c:param&gt;, &lt;c:forEachToken&gt;</text:p>
                </text:list-item>
              </text:list>
            </text:list-item>
            <text:list-item>
              <text:p text:style-name="P46">formatting:</text:p>
              <text:list>
                <text:list-item>
                  <text:p text:style-name="P46">&lt;fmt:message&gt;, &lt;fmt:setLocale&gt;, &lt;fmt:bundle&gt;, &lt;fmt:setBundle&gt;, &lt;fmt:param&gt;, &lt;fmt:timeZone&gt;, &lt;fmt:setTimeZone&gt;, &lt;fmt:formatNumber&gt;, &lt;fmt:parseNumber&gt;, &lt;fmt:parseDate&gt;</text:p>
                </text:list-item>
              </text:list>
            </text:list-item>
            <text:list-item>
              <text:p text:style-name="P47">custom tags <text:span text:style-name="T45">(glorified includes)</text:span></text:p>
              <text:list>
                <text:list-item>
                  <text:p text:style-name="P48">in header.tag <text:span text:style-name="T46">(rtexprvalue true→ can be string literator or expression)<text:line-break/>creation: new file &gt; other &gt; web &gt; tag file</text:span><text:line-break/><text:soft-page-break/>&lt;%@ attribute name=”subTitle” required=”true” rtexprvalue=”true” %&gt;<text:line-break/><text:span text:style-name="T46">&lt;em&gt;${subTitle}&lt;/em&gt;<text:line-break/>in jsp:<text:line-break/>&lt;%@ taglib prefix=”myTags” tagdir=”/WEB-INF/tags” %&gt;<text:line-break/>&lt;myTags:header subTitle=”this is my header”/&gt;</text:span></text:p>
                </text:list-item>
                <text:list-item>
                  <text:p text:style-name="P49">new file &gt; web &gt; tag handler</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goe UI" svg:font-family="'Segoe U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0:19:26.824752079</meta:creation-date>
    <meta:generator>LibreOffice/5.1.6.2$Linux_X86_64 LibreOffice_project/10m0$Build-2</meta:generator>
    <dc:date>2017-05-25T13:56:18.374355359</dc:date>
    <meta:editing-duration>PT3H31M40S</meta:editing-duration>
    <meta:editing-cycles>129</meta:editing-cycles>
    <meta:document-statistic meta:table-count="0" meta:image-count="0" meta:object-count="0" meta:page-count="6" meta:paragraph-count="90" meta:word-count="1150" meta:character-count="8727" meta:non-whitespace-character-count="7715"/>
  </office:meta>
</office:document-meta>
</file>